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0:17:41.664545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28T23:43:44.859104044</dc:date>
    <meta:editing-duration>PT4H14M36S</meta:editing-duration>
    <meta:editing-cycles>22</meta:editing-cycles>
    <meta:generator>LibreOffice/5.3.1.2$Linux_X86_64 LibreOffice_project/30m0$Build-2</meta:generator>
    <meta:document-statistic meta:table-count="10" meta:cell-count="2981" meta:object-count="0"/>
  </office:meta>
</office:document-meta>
</file>